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7.9688in" fo:margin-left="0.0104in" fo:margin-right="0.0208in" table:align="margins" style:writing-mode="lr-tb"/>
    </style:style>
    <style:style style:name="Table1.A" style:family="table-column">
      <style:table-column-properties style:column-width="7.9688in" style:rel-column-width="65535*"/>
    </style:style>
    <style:style style:name="Table1.1" style:family="table-row">
      <style:table-row-properties style:keep-together="true"/>
    </style:style>
    <style:style style:name="Table1.A1" style:family="table-cell">
      <style:table-cell-properties style:vertical-align="top" fo:background-color="#e0e0e0" fo:padding-left="0.075in" fo:padding-right="0.075in" fo:padding-top="0in" fo:padding-bottom="0in" fo:border="0.0069in solid #000000" style:writing-mode="lr-tb">
        <style:background-image/>
      </style:table-cell-properties>
    </style:style>
    <style:style style:name="Table3" style:family="table">
      <style:table-properties style:width="7.8188in" table:align="margins" style:writing-mode="lr-tb"/>
    </style:style>
    <style:style style:name="Table3.A" style:family="table-column">
      <style:table-column-properties style:column-width="7.8188in" style:rel-column-width="65535*"/>
    </style:style>
    <style:style style:name="Table3.A1" style:family="table-cell">
      <style:table-cell-properties fo:background-color="#eb613d" fo:padding="0.0382in" fo:border="0.0007in solid #000000">
        <style:background-image/>
      </style:table-cell-properties>
    </style:style>
    <style:style style:name="Table4" style:family="table">
      <style:table-properties style:width="7.8188in" table:align="margins" style:writing-mode="lr-tb"/>
    </style:style>
    <style:style style:name="Table4.A" style:family="table-column">
      <style:table-column-properties style:column-width="3.909in" style:rel-column-width="32767*"/>
    </style:style>
    <style:style style:name="Table4.B" style:family="table-column">
      <style:table-column-properties style:column-width="3.9097in" style:rel-column-width="32768*"/>
    </style:style>
    <style:style style:name="Table4.A1" style:family="table-cell">
      <style:table-cell-properties fo:background-color="#b3b30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47b8b8" fo:padding="0.0382in" fo:border="0.0007in solid #000000">
        <style:background-image/>
      </style:table-cell-properties>
    </style:style>
    <style:style style:name="Table6" style:family="table">
      <style:table-properties style:width="7.8188in" table:align="margins" style:writing-mode="lr-tb"/>
    </style:style>
    <style:style style:name="Table6.A" style:family="table-column">
      <style:table-column-properties style:column-width="7.8188in" style:rel-column-width="65535*"/>
    </style:style>
    <style:style style:name="Table6.A1" style:family="table-cell">
      <style:table-cell-properties fo:background-color="#33cc66" fo:padding="0.0382in" fo:border="0.0007in solid #000000">
        <style:background-image/>
      </style:table-cell-properties>
    </style:style>
    <style:style style:name="Table5" style:family="table">
      <style:table-properties style:width="7.8542in" fo:margin-left="0.0729in" fo:margin-right="0.0729in" table:align="margins" style:writing-mode="lr-tb"/>
    </style:style>
    <style:style style:name="Table5.A" style:family="table-column">
      <style:table-column-properties style:column-width="1.4826in" style:rel-column-width="12374*"/>
    </style:style>
    <style:style style:name="Table5.B" style:family="table-column">
      <style:table-column-properties style:column-width="2.6708in" style:rel-column-width="22283*"/>
    </style:style>
    <style:style style:name="Table5.C" style:family="table-column">
      <style:table-column-properties style:column-width="3.7007in" style:rel-column-width="30878*"/>
    </style:style>
    <style:style style:name="Table5.1" style:family="table-row">
      <style:table-row-properties style:keep-together="true"/>
    </style:style>
    <style:style style:name="Table5.A1" style:family="table-cell">
      <style:table-cell-properties style:vertical-align="top" fo:background-color="#c0c0c0" fo:padding="0.0201in" fo:border-left="0.0069in solid #000000" fo:border-right="none" fo:border-top="0.0069in solid #000000" fo:border-bottom="0.0069in solid #000000" style:writing-mode="lr-tb">
        <style:background-image/>
      </style:table-cell-properties>
    </style:style>
    <style:style style:name="Table5.C1" style:family="table-cell">
      <style:table-cell-properties style:vertical-align="top" fo:background-color="#c0c0c0" fo:padding="0.0201in" fo:border="0.0069in solid #000000" style:writing-mode="lr-tb">
        <style:background-image/>
      </style:table-cell-properties>
    </style:style>
    <style:style style:name="Table5.A2" style:family="table-cell">
      <style:table-cell-properties style:vertical-align="top" fo:padding="0.0201in" fo:border-left="0.0069in solid #000000" fo:border-right="none" fo:border-top="none" fo:border-bottom="0.0069in solid #000000" style:writing-mode="lr-tb"/>
    </style:style>
    <style:style style:name="Table5.C2" style:family="table-cell">
      <style:table-cell-properties style:vertical-align="top" fo:padding="0.0201in" fo:border-left="0.0069in solid #000000" fo:border-right="0.0069in solid #000000" fo:border-top="none" fo:border-bottom="0.0069in solid #000000" style:writing-mode="lr-tb"/>
    </style:style>
    <style:style style:name="P1" style:family="paragraph" style:parent-style-name="Heading_20_1" style:master-page-name="Standard"/>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Heading_20_2">
      <style:paragraph-properties fo:break-before="page"/>
    </style:style>
    <style:style style:name="P4" style:family="paragraph" style:parent-style-name="Standard">
      <style:paragraph-properties style:snap-to-layout-grid="false"/>
    </style:style>
    <style:style style:name="P5" style:family="paragraph" style:parent-style-name="Standard" style:list-style-name="WW8Num1"/>
    <style:style style:name="P6" style:family="paragraph" style:parent-style-name="Standard">
      <style:paragraph-properties style:snap-to-layout-grid="false"/>
      <style:text-properties fo:font-weight="bold" style:font-weight-asian="bold" style:font-weight-complex="bold"/>
    </style:style>
    <style:style style:name="P7" style:family="paragraph" style:parent-style-name="Standard" style:list-style-name="L2"/>
    <style:style style:name="P8" style:family="paragraph" style:parent-style-name="Standard" style:list-style-name="L3"/>
    <style:style style:name="P9" style:family="paragraph" style:parent-style-name="Standard" style:list-style-name="L4"/>
    <style:style style:name="P10" style:family="paragraph" style:parent-style-name="Standard" style:list-style-name="L5"/>
    <style:style style:name="P11" style:family="paragraph" style:parent-style-name="Standard">
      <style:text-properties fo:font-size="8pt" style:font-size-asian="8pt" style:font-size-complex="8pt"/>
    </style:style>
    <style:style style:name="P12" style:family="paragraph" style:parent-style-name="Standard">
      <style:text-properties fo:font-size="12pt" style:font-size-asian="12pt" style:font-size-complex="12pt"/>
    </style:style>
    <style:style style:name="P13" style:family="paragraph" style:parent-style-name="Standard">
      <style:text-properties fo:font-size="8pt" fo:font-weight="normal" style:font-size-asian="8pt" style:font-weight-asian="normal" style:font-size-complex="8pt" style:font-weight-complex="normal"/>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mplating System</text:h>
      <text:p text:style-name="Standard"/>
      <text:p text:style-name="Standard"/>
      <text:h text:style-name="Heading_20_2" text:outline-level="2">Why Templating?</text:h>
      <text:p text:style-name="Standard">If you’ve ever built a large website with static HTML pages, it should become rather obvious why templating is needed. <text:s/>To illustrate the reasoning behind this system, I’ll give a very simple situation, probably one that you’re a little too familiar with (hence why you found this project):</text:p>
      <text:p text:style-name="Standard"/>
      <text:p text:style-name="P2">You’ve been contracted to build a static website (no fancy scripting involved) with 10 different pages. <text:s/>Each page needs to have the same look and feel, with the same logo at the top, the same menu beneath that, and the same footer with copyright information and such at the bottom. <text:s/>Between that menu and footer, each page needs to have a separate chunk of content, which are provided (in a perfect world) by somebody else.</text:p>
      <text:p text:style-name="P2"/>
      <text:p text:style-name="P2">Jumping onto your workstation, you whip out your favorite graphical HTML editor, and quickly create the first version of the front page, which all other pages are based on. <text:s/>After some tweaking, it’s approved. <text:s/>You’re off to build the other 9 pages. <text:s/>Maybe the first one or two are done by hand, but soon it boils down to a marathon of copies and pastes. <text:s/>When it’s all done, the site goes onto the internet, and everybody is happy. <text:s/></text:p>
      <text:p text:style-name="P2"/>
      <text:p text:style-name="P2">A week later (if you’re lucky), that same guy calls, and asks you to update the menu on the front page. <text:s/>While making the rather simple change, you realize that this same change must also be made to the other… 20 pages? <text:s/>That’s right, somebody else made a bunch of pages, with a similar layout, and a similar menu. <text:s/>Hours later, after more tedious copy+pasting of HTML, your employer asks for a new layout, with a brand new menu, logo, and footer.</text:p>
      <text:p text:style-name="Standard"/>
      <text:p text:style-name="Standard">Now imagine that same scenario, with the exception that the website is completely templated: changing the menu requires modifying one file (if it's setup properly), as does the header and footer. What used to take hours of copying, pasting, and reloading the page, now takes just a few minutes. <text:s/>New pages are created by nothing more than creating a single content file for each page. <text:s/>And somehow, magically, that copyright date on the footer always shows the current year. <text:s/>And in a year, when the website gets a massive redesign, and 300 more links are added, you don’t have to worry about shaving off those few shreds of hair that are left from the tedium of modifying hundreds of pages, just to make them look the same. </text:p>
      <text:p text:style-name="Standard"/>
      <text:p text:style-name="Standard"/>
      <text:h text:style-name="P3" text:outline-level="2">Basic Layout (/templates/main.shared.tmpl)</text:h>
      <text:p text:style-name="Standard"/>
      <table:table table:name="Table1" table:style-name="Table1">
        <table:table-column table:style-name="Table1.A"/>
        <table:table-row table:style-name="Table1.1">
          <table:table-cell table:style-name="Table1.A1" office:value-type="string">
            <text:p text:style-name="P4"/>
            <table:table table:name="Table3" table:style-name="Table3">
              <table:table-column table:style-name="Table3.A"/>
              <table:table-header-rows>
                <table:table-row>
                  <table:table-cell table:style-name="Table3.A1" office:value-type="string">
                    <text:p text:style-name="Table_20_Contents">{header}</text:p>
                  </table:table-cell>
                </table:table-row>
              </table:table-header-rows>
            </table:table>
            <text:p text:style-name="Standard"/>
            <text:p text:style-name="Standard"/>
            <table:table table:name="Table4" table:style-name="Table4">
              <table:table-column table:style-name="Table4.A"/>
              <table:table-column table:style-name="Table4.B"/>
              <table:table-header-rows>
                <table:table-row>
                  <table:table-cell table:style-name="Table4.A1" office:value-type="string">
                    <text:p text:style-name="Table_20_Contents">{sidebar}</text:p>
                  </table:table-cell>
                  <table:table-cell table:style-name="Table4.B1" office:value-type="string">
                    <text:p text:style-name="Table_20_Contents">{content}</text:p>
                  </table:table-cell>
                </table:table-row>
              </table:table-header-rows>
            </table:table>
            <text:p text:style-name="Standard"/>
            <text:p text:style-name="Standard"/>
            <table:table table:name="Table6" table:style-name="Table6">
              <table:table-column table:style-name="Table6.A"/>
              <table:table-header-rows>
                <table:table-row>
                  <table:table-cell table:style-name="Table6.A1" office:value-type="string">
                    <text:p text:style-name="Table_20_Contents">{footer}</text:p>
                  </table:table-cell>
                </table:table-row>
              </table:table-header-rows>
            </table:table>
            <text:p text:style-name="Standard"/>
          </table:table-cell>
        </table:table-row>
      </table:table>
      <text:p text:style-name="Standard"/>
      <text:h text:style-name="Heading_20_3" text:outline-level="3">Explanation of layout:</text:h>
      <text:p text:style-name="Standard">There are four main sections: </text:p>
      <text:list text:style-name="WW8Num1">
        <text:list-item>
          <text:p text:style-name="P5">“header”: which normally designates the top part of the page</text:p>
        </text:list-item>
        <text:list-item>
          <text:p text:style-name="P5">“sidebar”: contains all menu information</text:p>
        </text:list-item>
        <text:list-item>
          <text:p text:style-name="P5">“footer”: the bottom portion of the page</text:p>
        </text:list-item>
        <text:list-item>
          <text:p text:style-name="P5">“content”: this is normally the only part of the page that constantly changes, depending upon the URL</text:p>
        </text:list-item>
      </text:list>
      <text:p text:style-name="Standard">Each this “main” layout (main is actually a template var that may also be overwritten—be careful) basically explains the basic layout of the page. By modifying this template, one can easily move large pieces of the layout very simply. <text:s/>That is the sole purpose for this template.</text:p>
      <text:p text:style-name="Standard"/>
      <text:p text:style-name="Standard">Each successive template file then contains smaller bits of the whole: a special “content” template is made for each new page, and any redundant data is stored in little “shared” templates. <text:s/></text:p>
      <text:h text:style-name="P3" text:outline-level="2">Definitions and Syntax:</text:h>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Term</text:p>
          </table:table-cell>
          <table:table-cell table:style-name="Table5.A1" office:value-type="string">
            <text:p text:style-name="P6">Syntax</text:p>
          </table:table-cell>
          <table:table-cell table:style-name="Table5.C1" office:value-type="string">
            <text:p text:style-name="P6">Definition</text:p>
          </table:table-cell>
        </table:table-row>
        <table:table-row table:style-name="Table5.1">
          <table:table-cell table:style-name="Table5.A2" office:value-type="string">
            <text:p text:style-name="P4">Template file</text:p>
          </table:table-cell>
          <table:table-cell table:style-name="Table5.A2" office:value-type="string">
            <text:p text:style-name="P4">(varName).(section).tmpl</text:p>
          </table:table-cell>
          <table:table-cell table:style-name="Table5.C2" office:value-type="string">
            <text:p text:style-name="P4">File that contains information for a specific part of a web page.</text:p>
          </table:table-cell>
        </table:table-row>
        <table:table-row table:style-name="Table5.1">
          <table:table-cell table:style-name="Table5.A2" office:value-type="string">
            <text:p text:style-name="P4">Template var</text:p>
          </table:table-cell>
          <table:table-cell table:style-name="Table5.A2" office:value-type="string">
            <text:p text:style-name="P4">{variable}</text:p>
          </table:table-cell>
          <table:table-cell table:style-name="Table5.C2" office:value-type="string">
            <text:p text:style-name="P4">a placeholder within a template file or HTML document to describe where the contents of another template or template var will be placed.</text:p>
          </table:table-cell>
        </table:table-row>
        <table:table-row table:style-name="Table5.1">
          <table:table-cell table:style-name="Table5.A2" office:value-type="string">
            <text:p text:style-name="P4">Template Section</text:p>
          </table:table-cell>
          <table:table-cell table:style-name="Table5.A2" office:value-type="string">
            <text:p text:style-name="P4">(special)</text:p>
          </table:table-cell>
          <table:table-cell table:style-name="Table5.C2" office:value-type="string">
            <text:p text:style-name="P4">This is a special indicator of what type of template a given file is. <text:s/>Presently, there are only three types: system, content, and shared.</text:p>
          </table:table-cell>
        </table:table-row>
      </table:table>
      <text:p text:style-name="Standard"/>
      <text:h text:style-name="Heading_20_3" text:outline-level="3">Template Sections:</text:h>
      <text:list text:style-name="L2">
        <text:list-item>
          <text:p text:style-name="P7">Content</text:p>
        </text:list-item>
      </text:list>
      <text:list text:style-name="L3">
        <text:list-item>
          <text:list>
            <text:list-item>
              <text:p text:style-name="P8">generic template, which will be loaded only for the URL associated with it's location in the “template” directory.</text:p>
            </text:list-item>
          </text:list>
        </text:list-item>
      </text:list>
      <text:list text:style-name="L2" text:continue-numbering="true">
        <text:list-item>
          <text:p text:style-name="P7">Shared</text:p>
        </text:list-item>
      </text:list>
      <text:list text:style-name="L4">
        <text:list-item>
          <text:list>
            <text:list-item>
              <text:p text:style-name="P9">loaded for every URL that at the same level, or deeper, than it's location.</text:p>
            </text:list-item>
          </text:list>
        </text:list-item>
      </text:list>
      <text:list text:style-name="L2" text:continue-numbering="true">
        <text:list-item>
          <text:p text:style-name="P7">System</text:p>
        </text:list-item>
      </text:list>
      <text:list text:style-name="L5">
        <text:list-item>
          <text:list>
            <text:list-item>
              <text:p text:style-name="P10">special templates, used by the the templating system, or cs-content, for various reasons.</text:p>
            </text:list-item>
            <text:list-item>
              <text:p text:style-name="P10">creating new system templates, or modifying existing ones, should be done carefully, and only by a qualified professional. <text:s/>;) </text:p>
            </text:list-item>
          </text:list>
        </text:list-item>
      </text:list>
      <text:p text:style-name="Standard"/>
      <text:h text:style-name="P3" text:outline-level="2">Template Inheritance:</text:h>
      <text:p text:style-name="Standard"/>
      <text:p text:style-name="Standard">CS-Content automatically loads templates based on the URL.</text:p>
      <text:p text:style-name="Standard"/>
      <text:h text:style-name="Heading_20_3" text:outline-level="3">MAIN SECTION:</text:h>
      <text:p text:style-name="Standard">For the main section, i.e. "/content" (which is synonymous with “/” in the default setup, like “http://www.yoursite.com/”), it requires a template in a directory of that name beneath /templates, with a file called "index.content.tmpl"... i.e. /template/content/index.content.tmpl.</text:p>
      <text:p text:style-name="Standard"/>
      <text:h text:style-name="Heading_20_3" text:outline-level="3">SUB SECTIONS:</text:h>
      <text:p text:style-name="Standard">For any subsection to be valid, i.e. "/content/members", it must have an associated template, i.e. "/templates/content/members.content.tmpl". If a subdirectory with an index.content.tmpl file exists, it will be used instead of the file in the sub directory (i.e. "/templates/content/members/index.content.tmpl").</text:p>
      <text:p text:style-name="Standard"/>
      <text:h text:style-name="Heading_20_3" text:outline-level="3">SUB SECTION TEMPLATE INHERITANCE:</text:h>
      <text:p text:style-name="Standard">All pages load the base set of "shared" templates, which are in the form "&lt;section&gt;.shared.tmpl" in the root of the templates directory.</text:p>
      <text:p text:style-name="Standard"><text:tab/></text:p>
      <text:p text:style-name="Standard">Shared files within each directory, in the form "&lt;section&gt;.shared.tmpl", will be loaded for ANY subsection. <text:s/>For any subsection, it inherits a previous section's templates in the following manner (any "content" <text:s/>templates are ignored for inheritance, as they're required for page load).</text:p>
      <text:p text:style-name="P11"><text:tab/>/content<text:tab/><text:tab/><text:tab/>---&gt; /templates/content/index.*.tmpl</text:p>
      <text:p text:style-name="P11"><text:s/><text:tab/>/content/members<text:tab/>|<text:tab/>|--&gt; /templates/content/index.*.tmpl</text:p>
      <text:p text:style-name="P11"><text:tab/><text:tab/><text:tab/><text:tab/>`--&gt; /templates/content/members.*.tmpl</text:p>
      <text:p text:style-name="P11"/>
      <text:p text:style-name="P11"><text:tab/>/content/members/test<text:tab/>|--&gt; /templates/content/index.*.tmpl</text:p>
      <text:p text:style-name="P11"><text:tab/><text:tab/><text:tab/><text:tab/>|--&gt; /templates/content/members.*.tmpl</text:p>
      <text:p text:style-name="P11"><text:tab/><text:tab/><text:tab/><text:tab/>|--&gt; /templates/content/members/index.*.tmpl</text:p>
      <text:p text:style-name="P11"><text:tab/><text:tab/><text:tab/><text:tab/>`--&gt; /templates/content/members/test.*.tmpl</text:p>
      <text:p text:style-name="P11"/>
      <text:h text:style-name="P3" text:outline-level="2">AUTOMATIC INCLUDES:</text:h>
      <text:p text:style-name="P12">Much in the same way templates are included, so are scripts, from the /includes directory, though the logic is decidedly simpler: all scripts must have the extension of ".inc", and must have either the section's name as the first part of the filename, or "shared". <text:s/>Shared scripts will be loaded for ALL subsections. </text:p>
      <text:p text:style-name="P12"/>
      <text:h text:style-name="Heading_20_3" text:outline-level="3">INCLUDES INHERITANCE:</text:h>
      <text:p text:style-name="P12">The template inheritance scheme is as laid-out below. <text:s/>The content system will go as far into the includes directory as it can for the given section, regardless of if any intermediate files are missing. </text:p>
      <text:p text:style-name="P13"><text:tab/>/content<text:tab/><text:tab/><text:tab/>|--&gt; /includes/shared.inc</text:p>
      <text:p text:style-name="P13"><text:tab/><text:tab/><text:tab/><text:tab/>`--&gt; /includes/content.inc</text:p>
      <text:p text:style-name="P13"/>
      <text:p text:style-name="P13"><text:tab/>/content/members<text:tab/><text:tab/>|--&gt; /includes/shared.inc</text:p>
      <text:p text:style-name="P13"><text:tab/><text:tab/><text:tab/><text:tab/>|--&gt; /includes/content.inc</text:p>
      <text:p text:style-name="P13"><text:tab/><text:tab/><text:tab/><text:tab/>|--&gt; /includes/content/shared.inc</text:p>
      <text:p text:style-name="P13"><text:tab/><text:tab/><text:tab/><text:tab/>`--&gt; /includes/content/members.inc</text:p>
      <text:p text:style-name="P13"/>
      <text:p text:style-name="P13"><text:tab/>/content/members/test<text:tab/>|--&gt; /includes/shared.inc</text:p>
      <text:p text:style-name="P13"><text:tab/><text:tab/><text:tab/><text:tab/>|--&gt; /includes/content.inc</text:p>
      <text:p text:style-name="P13"><text:tab/><text:tab/><text:tab/><text:tab/>|--&gt; /includes/content/shared.inc</text:p>
      <text:p text:style-name="P13"><text:tab/><text:tab/><text:tab/><text:tab/>|--&gt; /includes/content/members.inc</text:p>
      <text:p text:style-name="P13"><text:tab/><text:tab/><text:tab/><text:tab/>|--&gt; /includes/content/members/shared.inc</text:p>
      <text:p text:style-name="P13"><text:tab/><text:tab/><text:tab/><text:tab/>|--&gt; /includes/content/members/test.inc</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Arial1" svg:font-family="Arial" style:font-pitch="variable"/>
    <style:font-face style:name="HG Mincho Light J" svg:font-family="'HG Mincho Light J'" style:font-pitch="variable"/>
    <style:font-face style:name="Lucidasans" svg:font-family="Lucidasans"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entury" fo:font-size="12pt" fo:language="en" fo:country="US" style:font-name-asian="SimSun" style:font-size-asian="12pt" style:language-asian="zh" style:country-asian="CN" style:font-name-complex="Century"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5in" text:min-label-width="0.25in"/>
      </text:list-level-style-number>
      <text:list-level-style-number text:level="2" style:num-suffix="." style:num-format="a" style:num-letter-sync="true">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2917in" text:min-label-width="0.25in"/>
      </text:list-level-style-number>
      <text:list-level-style-number text:level="2" style:num-suffix="." style:num-format="a" style:num-letter-sync="true">
        <style:list-level-properties text:space-before="0.7917in" text:min-label-width="0.25in"/>
      </text:list-level-style-number>
      <text:list-level-style-number text:level="3" style:num-suffix="." style:num-format="i">
        <style:list-level-properties text:min-label-width="1.5417in" text:min-label-distance="0.1252in" fo:text-align="end"/>
      </text:list-level-style-number>
      <text:list-level-style-number text:level="4" style:num-suffix="." style:num-format="1">
        <style:list-level-properties text:space-before="1.7917in" text:min-label-width="0.25in"/>
      </text:list-level-style-number>
      <text:list-level-style-number text:level="5" style:num-suffix="." style:num-format="a" style:num-letter-sync="true">
        <style:list-level-properties text:space-before="2.2917in" text:min-label-width="0.25in"/>
      </text:list-level-style-number>
      <text:list-level-style-number text:level="6" style:num-suffix="." style:num-format="i">
        <style:list-level-properties text:min-label-width="3.0417in" text:min-label-distance="0.1252in" fo:text-align="end"/>
      </text:list-level-style-number>
      <text:list-level-style-number text:level="7" style:num-suffix="." style:num-format="1">
        <style:list-level-properties text:space-before="3.2917in" text:min-label-width="0.25in"/>
      </text:list-level-style-number>
      <text:list-level-style-number text:level="8" style:num-suffix="." style:num-format="a" style:num-letter-sync="true">
        <style:list-level-properties text:space-before="3.7917in" text:min-label-width="0.25in"/>
      </text:list-level-style-number>
      <text:list-level-style-number text:level="9" style:num-suffix="." style:num-format="i">
        <style:list-level-properties text:min-label-width="4.5417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0.25in" fo:margin-right="0.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dc:title>Templating System</dc:title>
    <meta:initial-creator>Dan Falconer</meta:initial-creator>
    <meta:creation-date>2006-10-31T21:44:00</meta:creation-date>
    <dc:date>2007-08-17T16:22:27</dc:date>
    <dc:language>en-US</dc:language>
    <meta:editing-cycles>56</meta:editing-cycles>
    <meta:editing-duration>PT3H15M22S</meta:editing-duration>
    <meta:user-defined meta:name="Info 1"/>
    <meta:user-defined meta:name="Info 2"/>
    <meta:user-defined meta:name="Info 3"/>
    <meta:user-defined meta:name="Info 4"/>
    <meta:document-statistic meta:table-count="5" meta:image-count="0" meta:object-count="0" meta:page-count="5" meta:paragraph-count="74" meta:word-count="1026" meta:character-count="6612"/>
  </office:meta>
</office:document-meta>
</file>